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Mono" svg:font-family="'Droid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style="italic" style:text-underline-style="none" fo:font-weight="normal" style:font-style-asian="italic" style:font-weight-asian="normal" style:font-style-complex="italic" style:font-weight-complex="normal"/>
    </style:style>
    <style:style style:name="P8" style:family="paragraph" style:parent-style-name="Standard">
      <style:text-properties fo:font-style="normal" style:font-style-asian="normal" style:font-style-complex="normal"/>
    </style:style>
    <style:style style:name="P9" style:family="paragraph" style:parent-style-name="Standard">
      <style:text-properties fo:font-style="normal" style:text-underline-style="none" fo:font-weight="normal" style:font-style-asian="normal" style:font-weight-asian="normal" style:font-style-complex="normal" style:font-weight-complex="normal"/>
    </style:style>
    <style:style style:name="P10" style:family="paragraph" style:parent-style-name="Standard">
      <style:text-properties fo:font-style="normal" style:text-underline-style="none" fo:font-weight="bold" style:font-style-asian="normal" style:font-weight-asian="bold" style:font-style-complex="normal" style:font-weight-complex="bold"/>
    </style:style>
    <style:style style:name="P11" style:family="paragraph" style:parent-style-name="Standard">
      <style:text-properties fo:font-style="normal" fo:font-weight="normal" style:font-style-asian="normal" style:font-weight-asian="normal" style:font-style-complex="normal" style:font-weight-complex="normal"/>
    </style:style>
    <style:style style:name="P12"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3" style:family="paragraph" style:parent-style-name="Standard">
      <style:text-properties fo:font-style="italic" style:text-underline-style="none" fo:font-weight="normal" style:font-style-asian="italic" style:font-weight-asian="normal" style:font-style-complex="italic" style:font-weight-complex="normal"/>
    </style:style>
    <style:style style:name="P14" style:family="paragraph" style:parent-style-name="Standard">
      <style:text-properties style:text-underline-style="solid" style:text-underline-width="auto" style:text-underline-color="font-color"/>
    </style:style>
    <style:style style:name="P15" style:family="paragraph" style:parent-style-name="Standard">
      <style:text-properties style:text-underline-style="solid" style:text-underline-width="auto" style:text-underline-color="font-color" fo:font-weight="bold" style:font-weight-asian="bold" style:font-weight-complex="bold"/>
    </style:style>
    <style:style style:name="P16" style:family="paragraph" style:parent-style-name="Standard">
      <style:text-properties style:text-underline-style="solid" style:text-underline-width="auto" style:text-underline-color="font-color"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normal" style:text-underline-style="none" style:font-style-asian="normal" style:font-style-complex="normal"/>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report must describe the system architecture: all the major modules (classes/methods) used in the system, and relationships among them. For each module, the report must explain how the solutions were implemented, and list all the SQL statements used. The explanation should be a concise, high level description such that your implementation can be easily understood by its readers. The report should be written in font size 12 and at most 10 pages.</text:p>
      <text:p text:style-name="Standard"/>
      <text:p text:style-name="P1">User Module</text:p>
      <text:p text:style-name="P1"><text:span text:style-name="T7"/></text:p>
      <text:p text:style-name="P15"><text:span text:style-name="T7">login.jsp:</text:span></text:p>
      <text:p text:style-name="P16"><text:span text:style-name="T7">This file presents and processes the form where a user can submit a user name and password to log in to the web site. It also provides a link to the registration page if the user wants to register an account. The query,</text:span></text:p>
      <text:p text:style-name="P16"><text:span text:style-name="T3"><text:tab/>SELECT password</text:span></text:p>
      <text:p text:style-name="P16"><text:span text:style-name="T3"><text:tab/>FROM users</text:span></text:p>
      <text:p text:style-name="P16"><text:span text:style-name="T3"><text:tab/>WHERE user_name = ‘&lt;userid&gt;’</text:span></text:p>
      <text:p text:style-name="P12"><text:span text:style-name="T7">is used to find the associated password for a given user name, and</text:span></text:p>
      <text:p text:style-name="P12"><text:span text:style-name="T7"><text:tab/></text:span><text:span text:style-name="T3">SELECT user_name</text:span></text:p>
      <text:p text:style-name="P12"><text:span text:style-name="T3"><text:tab/>FROM users</text:span></text:p>
      <text:p text:style-name="P12"><text:span text:style-name="T3"><text:tab/>WHERE user_name = ‘&lt;userid&gt;’</text:span></text:p>
      <text:p text:style-name="P12"><text:span text:style-name="T7">checks to see if the supplied user name is registered in the database. If the user name is valid, and the supplied password matches the provided user name, then the user is logged in, and directed to the main page, PictureBrowse.java. Otherwise, the user is prompted to try again.</text:span></text:p>
      <text:p text:style-name="P16"><text:span text:style-name="T7"/></text:p>
      <text:p text:style-name="P15"><text:span text:style-name="T7">Register.jsp:</text:span></text:p>
      <text:p text:style-name="P16"><text:span text:style-name="T7">This file presents and processes the form where a user can register an account with the website. The user needs to submit a UNIQUE and NOT NULL user name, a UNIQUE email, a 10 digit phone number, while all the remaining fields are optional (including password, which also does not need to be unique). The queries,</text:span></text:p>
      <text:p text:style-name="P16"><text:span text:style-name="T7"><text:tab/></text:span><text:span text:style-name="T3">SELECT user_name<text:tab/><text:tab/><text:tab/><text:tab/><text:tab/>SELECT email</text:span></text:p>
      <text:p text:style-name="P16"><text:span text:style-name="T3"><text:tab/>FROM users<text:tab/><text:tab/><text:tab/><text:tab/> <text:s text:c="5"/></text:span><text:span text:style-name="T6">and<text:tab/><text:tab/></text:span><text:span text:style-name="T3">FROM persons</text:span></text:p>
      <text:p text:style-name="P16"><text:span text:style-name="T3"><text:tab/>WHERE user_name = ‘&lt;userid&gt;’<text:tab/><text:tab/><text:tab/>WHERE email = ‘&lt;email&gt;’</text:span></text:p>
      <text:p text:style-name="P12"><text:span text:style-name="T7">Check if the supplied user name and email are both unique. After that, a simple &lt;phone&gt;.length() checks if the submitted phone number is 10 digits long. If any of the 3 conditions are violated, the user is prompted to resubmit different data on the registration form. Otherwise, <text:s/>the form is submitted to the database in a transaction with the two statements:</text:span></text:p>
      <text:p text:style-name="P12"><text:span text:style-name="T7"><text:tab/></text:span><text:span text:style-name="T3">INSERT INTO users (user_name, password, date_registered) VALUES (‘&lt;userid&gt;’, ‘&lt;pass&gt;’, sysdate);</text:span></text:p>
      <text:p text:style-name="P12"><text:span text:style-name="T3"/></text:p>
      <text:p text:style-name="P12"><text:span text:style-name="T3"><text:tab/>INSERT INTO persons (user_name, first_name, last_name, address, email, phone) VALUES (‘&lt;userid&gt;’, ‘&lt;fname&gt;’, ‘&lt;lname&gt;’, ‘&lt;address&gt;’, ‘&lt;email&gt;’, ‘&lt;phone&gt;’);</text:span></text:p>
      <text:p text:style-name="P12"><text:span text:style-name="T3">conn.commit();</text:span></text:p>
      <text:p text:style-name="P12"><text:span text:style-name="T7">If there’s an issue with either statement, neither one is committed.</text:span></text:p>
      <text:p text:style-name="Standard"/>
      <text:p text:style-name="Standard"/>
      <text:p text:style-name="P1">Upload Module:</text:p>
      <text:p text:style-name="P2"/>
      <text:p text:style-name="P3">upload_image.html:</text:p>
      <text:p text:style-name="P4">This file displays the form for the user to upload a JPEG image and it’s descriptive features. The user has the option to describe the Subject, Location, Date, and Description and set the privacy permissions. <text:soft-page-break/>The user can choose whether they want everyone, only them or specify a group to be allowed to view the image. They can then upload the image and hit Upload! This form is sent to UploadImage.java for the information to be processed.</text:p>
      <text:p text:style-name="P4"/>
      <text:p text:style-name="P3">UploadImage.java</text:p>
      <text:p text:style-name="Standard"><text:span text:style-name="T8">This class checks that the user is logged in before proceeding as per the security module. It then processses the fields from the upload_image.html form. If subject, location, timing, or description are not entered the default values are null. If no privacy permission is specified the default is private. A unique photo ID is then generated using the statement </text:span><text:span text:style-name="T2">SELECT pic_id_sequence.nextval from dual. </text:span><text:span text:style-name="T5">The program then takes the privacy permission specified by the user and converts it into a usable value. The information is then inserted into the images table using the statement </text:span><text:span text:style-name="T2">INSERT INTO images VALUE(&lt;photo_id&gt;, &lt;user_id&gt;, &lt;permissionValue&gt;, &lt;subject&gt;, &lt;location&gt;, to_date('&lt;date&gt;, 'YYYY-MM-DD'), &lt;description&gt;, empty_blob(), empty_blob()). </text:span><text:span text:style-name="T5">The photo_id is then inserted into the imageCount table so that it’s hit counts can be tallied. This is done using the statement </text:span><text:span text:style-name="T2">INSERT INTO imageCount VALUES (&lt;photo_id&gt;, 0). </text:span><text:span text:style-name="T5">The empty_blob()s are then replaced by the actual blobl from the image using the statements </text:span><text:span text:style-name="T2">UPDATE images SET photo = ? WHERE photo_id = &lt;photo_id&gt;</text:span><text:span text:style-name="T5"> and </text:span><text:span text:style-name="T1">UPDATE images SET thumbnail = photo WHERE photo_id = &lt;photo_id&gt;.</text:span><text:span text:style-name="T4"> </text:span></text:p>
      <text:p text:style-name="P8"/>
      <text:p text:style-name="P1">Display Module:</text:p>
      <text:p text:style-name="P1"/>
      <text:p text:style-name="P3">PictureBrowse.java:</text:p>
      <text:p text:style-name="Standard"><text:span text:style-name="T8">This class is the main page that displays images from the database. It is the first page that the use sees once they successfully complete their login. The page is only viewable if the user is logged in to a valid account as per the security module. It only displays images that the user is allowed to see as per the security module. It selects pictures to be displayed based on the SQL statement </text:span><text:span text:style-name="T2">SELECT photo_id FROM images</text:span><text:span text:style-name="T5">. The program then calls the class GetOnePic.java to display the images. From this class, there are links to Manage Group (groups.html), Search Images (Search.jsp), Log Out (logout.jsp), Upload Image (upload_image.html), Top 5 Images (TopBrowse.java). If the user clicks on an image then it will direct them to a corresponding page (GetBigPic.java) that displays that image and its information. </text:span></text:p>
      <text:p text:style-name="P9"/>
      <text:p text:style-name="P10">GetOnePic.java:</text:p>
      <text:p text:style-name="P6"><text:span text:style-name="T6">This class is used to display images. It is accessed by PictureBrowse.java, SearchBrowse.java, and TopBrowse.java. It selects the image from Images by photo id using the statement </text:span><text:span text:style-name="T3">SELECT thumbnail FROM images WHERE photo_id = <text:s/>photo_id </text:span><text:span text:style-name="T6"><text:s/>and </text:span><text:span text:style-name="T3">SELECT photo FROM images WHERE photo_id = " + photo_id.substring(3)</text:span><text:span text:style-name="T6"> if the big image is requested.’</text:span></text:p>
      <text:p text:style-name="P9"/>
      <text:p text:style-name="P10">GetBigPic.java:</text:p>
      <text:p text:style-name="P6"><text:span text:style-name="T6">This class is used to display a requested image along with it’s descriptive information. It is called whenever a picture displayed by GetOnePic is clicked. It receives the photo_id through the query string. It uses the statement </text:span><text:span text:style-name="T3">SELECT owner_name, subject, place, timing, description FROM images WHERE photo_id = photo_id</text:span><text:span text:style-name="T6"> to get the photo and it’s information. The descriptive information that it displays are the Owner, Subject, Place, Timing, and Description. If the user is the owner of the image and clicks GetBigPic then they also have the option to edit the image by clicking the Edit Image button that links to EditForm.java.</text:span></text:p>
      <text:p text:style-name="P9"/>
      <text:p text:style-name="P10">EditForm.java:</text:p>
      <text:p text:style-name="P9">This class is used to Edit the information of an image. An image may only be edited by the owner of the image. The user can update the Subject, Location, Date, Description, and Security Permission of the <text:soft-page-break/>image from this form. EditForm.java links to EditImage.java to make these changes.</text:p>
      <text:p text:style-name="P9"/>
      <text:p text:style-name="P10">EditImage.java:</text:p>
      <text:p text:style-name="P6"><text:span text:style-name="T6">This class links to EditForm.java to complete the request. It gets the parameters from the previous form. Then, if the field has been updated it updates that field using the (generic) statement </text:span><text:span text:style-name="T3">UPDATE image SET &lt;field&gt; = &lt;newField&gt; WHERE photo_id = &lt;photo_id&gt;. </text:span></text:p>
      <text:p text:style-name="P7"/>
      <text:p text:style-name="P5">TopBrowse,java:</text:p>
      <text:p text:style-name="P6">This class displays the top 5 most viewed images. This count is tallyed using the imageCount table. Every time that an image is viewed by GetBigPic this count increases. This class calls the top 5 images by using the statement <text:span text:style-name="T1">SELECT photo_id FROM imageCount ORDER BY imgCount DESC</text:span><text:span text:style-name="T4">. This page only displays images that the user is allowed to see. </text:span></text:p>
      <text:p text:style-name="P11"/>
      <text:p text:style-name="P12">Search Module:</text:p>
      <text:p text:style-name="P10"/>
      <text:p text:style-name="P10">Search.jsp:</text:p>
      <text:p text:style-name="Standard"><text:span text:style-name="T5">This scriplet asks the user to enter a keyword to be searched or to enter a range of dates to search. The search is carryed out by the class SearchBrowse.java. This JSP needs myIndex1 to be executed as well. If the user enters a keyword then the query statement “byKey” is passed. If the user enters dates then the dates are passed as the query statement. The user must enter both dates or a key word for the search to execute. If the user searches by key word, then the statement </text:span><text:span text:style-name="T2">DROP TABLE rankImage</text:span><text:span text:style-name="T5"> is executed to clear the table from the last search results. Then the table is recreated using </text:span><text:span text:style-name="T2">CREATE TABLE rankImage (photo_id int, rank int, PRIMARY KEY(photo_id), FOREIGN KEY(photo_id) REFERENCES images </text:span><text:span text:style-name="T5"><text:s/>to prepare for the next search. The search is then executed using the statement </text:span><text:span text:style-name="T2">SELECT score(1), score(2), score(3), subject, description, place, photo_id FROM images WHERE CONTAINS (description, '&lt;query&gt;’ , 1) &gt; 0 OR CONTAINS (subject, ''&lt;query&gt;’ , 2) &gt; 0 OR CONTAINS (place, ''&lt;query&gt;’ , 3) &gt; 0. </text:span><text:span text:style-name="T5">The rank is then calculated using the function: </text:span><text:bookmark text:name="yui_3_13_0_3_1417042708152_110"/><text:span text:style-name="T4"><text:s/></text:span><text:span text:style-name="T1">Rank(photo_id) = 6*frequency(subject) + 3*frequency(place) + frequency(description).</text:span><text:span text:style-name="T4"> Then the images found to contain the key are entered into the rankImage table using the statement </text:span><text:span text:style-name="T1">INSERT INTO rankImage VALUES (&lt;photo_id&gt;, &lt;rank&gt;).</text:span><text:span text:style-name="T4"> This then gets passed to the SearchBrowse.java class to be displayed.</text:span></text:p>
      <text:p text:style-name="P7"/>
      <text:p text:style-name="P9"/>
      <text:p text:style-name="P10">SearchBrowse.java:</text:p>
      <text:p text:style-name="P4"><text:span text:style-name="T4">This class displays the images based on the search. If the user searched by a key word then the query string is “byKey”. The photos are selected using the statement </text:span><text:span text:style-name="T1">SELECT photo_id FROM rankImage ORDER BY rank DESC</text:span><text:span text:style-name="T4"> and are displayed by rank using GetOnePic.java. If the user searches by date the dates are passed as the query string. These values are extracted from the query string and used in the statement </text:span><text:span text:style-name="T1">SELECT photo_id FROM images WHERE timing BETWEEN TO_DATE(&lt;dateStart&gt;, </text:span><text:span text:style-name="T1">'yyyy/mm/dd') AND TO_DATE(&lt;dateEnd&gt;, 'yyyy/mm/dd') ORDER BY timing DESC</text:span><text:span text:style-name="T4"> to get the images. The variable dateStart is the value of the first date selected and the endDate variable is the value of the second date selected. The images are displayed from newest to oldest using GetOnePic.java</text:span></text:p>
      <text:p text:style-name="P9"/>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roid Sans Mono" svg:font-family="'Droid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WenQuanYi Zen Hei Mono"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Patzelt</meta:initial-creator>
    <meta:creation-date>2014-11-26T15:58:28</meta:creation-date>
    <dc:date>2014-11-26T17:45:09</dc:date>
    <dc:creator>Austin Lee</dc:creator>
    <meta:editing-duration>PT47M35S</meta:editing-duration>
    <meta:editing-cycles>6</meta:editing-cycles>
    <meta:generator>LibreOffice/3.5$Linux_X86_64 LibreOffice_project/350m1$Build-2</meta:generator>
    <meta:document-statistic meta:table-count="0" meta:image-count="0" meta:object-count="0" meta:page-count="3" meta:paragraph-count="45" meta:word-count="1421" meta:character-count="8891" meta:non-whitespace-character-count="7479"/>
  </office:meta>
</office:document-meta>
</file>